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text-properties officeooo:paragraph-rsid="0015518f"/>
    </style:style>
    <style:style style:name="P5" style:family="paragraph" style:parent-style-name="Azione_20_sistema">
      <style:text-properties officeooo:rsid="0015518f" officeooo:paragraph-rsid="0015518f"/>
    </style:style>
    <style:style style:name="P6" style:family="paragraph" style:parent-style-name="Azione_20_sistema" style:list-style-name="Numerazione_20_UC">
      <style:text-properties officeooo:rsid="0015518f" officeooo:paragraph-rsid="0016555c"/>
    </style:style>
    <style:style style:name="P7" style:family="paragraph" style:parent-style-name="Azione_20_sistema" style:list-style-name="Numerazione_20_UC">
      <style:text-properties officeooo:rsid="00141e6a" officeooo:paragraph-rsid="0016555c"/>
    </style:style>
    <style:style style:name="P8" style:family="paragraph" style:parent-style-name="Azione_20_sistema">
      <style:paragraph-properties fo:margin-left="0.058cm" fo:margin-right="0.028cm" fo:text-indent="0cm" style:auto-text-indent="false"/>
      <style:text-properties officeooo:rsid="0015518f" officeooo:paragraph-rsid="0016555c"/>
    </style:style>
    <style:style style:name="P9" style:family="paragraph" style:parent-style-name="Azione_20_attore">
      <style:text-properties officeooo:rsid="0015518f" officeooo:paragraph-rsid="0015518f"/>
    </style:style>
    <style:style style:name="P10" style:family="paragraph" style:parent-style-name="Azione_20_attore">
      <style:text-properties officeooo:rsid="0015518f" officeooo:paragraph-rsid="0016555c"/>
    </style:style>
    <style:style style:name="P11" style:family="paragraph" style:parent-style-name="Azione_20_attore">
      <style:text-properties officeooo:rsid="00141e6a" officeooo:paragraph-rsid="0016555c"/>
    </style:style>
    <style:style style:name="P12" style:family="paragraph" style:parent-style-name="Table_20_Contents">
      <style:text-properties officeooo:rsid="0015518f" officeooo:paragraph-rsid="0015518f"/>
    </style:style>
    <style:style style:name="P13" style:family="paragraph" style:parent-style-name="Table_20_Contents">
      <style:text-properties officeooo:paragraph-rsid="0016555c"/>
    </style:style>
    <style:style style:name="P14" style:family="paragraph" style:parent-style-name="Table_20_Contents">
      <style:text-properties fo:font-style="normal" fo:font-weight="normal" officeooo:rsid="00141e6a" officeooo:paragraph-rsid="0016555c" style:font-style-asian="normal" style:font-weight-asian="normal" style:font-style-complex="normal" style:font-weight-complex="normal"/>
    </style:style>
    <style:style style:name="T1" style:family="text">
      <style:text-properties officeooo:rsid="0016555c"/>
    </style:style>
    <style:style style:name="T2" style:family="text">
      <style:text-properties officeooo:rsid="000a486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ab29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712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12">Modifica di un argom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13"><text:span text:style-name="T1">N/D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genitore OR educatore didattico OR direttore OR 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14">L'utente accede al sistema viene riconosciuto come genitore OR educatore didattico OR direttore OR psicopedagogo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1511672" text:style-name="Numerazione_20_UC">
              <text:list-item>
                <text:p text:style-name="P11">L'utente <text:span text:style-name="T6">accede al</text:span> forum (include <text:span text:style-name="T3">Visualizzazione lista argomenti</text:span>)</text:p>
                <text:p text:style-name="P7"/>
              </text:list-item>
              <text:list-item>
                <text:p text:style-name="P10">L'utente <text:span text:style-name="T2">ricerca un argomento</text:span> (include <text:span text:style-name="T3">Ricerca </text:span><text:span text:style-name="T4">argomenti f</text:span><text:span text:style-name="T3">orum</text:span><text:span text:style-name="T5">)</text:span></text:p>
                <text:p text:style-name="P6"><text:span text:style-name="T5"/></text:p>
              </text:list-item>
              <text:list-item>
                <text:p text:style-name="P9">L'utente richiede di modificare l'argomento</text:p>
                <text:p text:style-name="P5"/>
              </text:list-item>
              <text:list-item>
                <text:p text:style-name="P5">Il sistema verifica che sia possibile la modifica e genera la pagina per modificare l'argomento</text:p>
                <text:p text:style-name="P9"/>
              </text:list-item>
              <text:list-item>
                <text:p text:style-name="P9">L'utente modifica l'argomento</text:p>
              </text:list-item>
              <text:list-item>
                <text:p text:style-name="P8"><text:span text:style-name="T1">L'utente sottomette il nuovo argomento</text:span></text:p>
                <text:p text:style-name="P5"/>
              </text:list-item>
              <text:list-item>
                <text:p text:style-name="P5">Il sistema aggiorna le modifiche e genera la nuova pagina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12">L'utente ha modificato l'argomento <text:span text:style-name="T1">e il sistema notifica l'avvenuta modifica</text:span></text:p>
            <text:p text:style-name="P12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2:17:29.65</meta:creation-date>
    <meta:editing-duration>P0D</meta:editing-duration>
    <meta:editing-cycles>3</meta:editing-cycles>
    <meta:generator>LibreOffice/3.6$Windows_x86 LibreOffice_project/da8c1e6-fd468f4-454e206-f42a4a9-143cfd</meta:generator>
    <dc:date>2012-10-20T01:40:42.82</dc:date>
    <meta:document-statistic meta:table-count="1" meta:image-count="0" meta:object-count="0" meta:page-count="1" meta:paragraph-count="21" meta:word-count="138" meta:character-count="933" meta:non-whitespace-character-count="823"/>
  </office:meta>
</office:document-meta>
</file>